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7.004cm" style:page-number="auto" table:align="left" style:writing-mode="lr-tb"/>
    </style:style>
    <style:style style:name="Tabla1.A" style:family="table-column">
      <style:table-column-properties style:column-width="17.00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0053a8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text-properties officeooo:rsid="00124f3f" officeooo:paragraph-rsid="00124f3f"/>
    </style:style>
    <style:style style:name="P2" style:family="paragraph" style:parent-style-name="Standard">
      <style:text-properties officeooo:paragraph-rsid="00124f3f"/>
    </style:style>
    <style:style style:name="P3" style:family="paragraph" style:parent-style-name="Standard">
      <style:text-properties officeooo:rsid="00147b01" officeooo:paragraph-rsid="00147b01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5" style:family="paragraph" style:parent-style-name="Standard">
      <style:text-properties officeooo:rsid="00124f3f" officeooo:paragraph-rsid="00124f3f"/>
    </style:style>
    <style:style style:name="P6" style:family="paragraph" style:parent-style-name="Standard">
      <style:text-properties officeooo:rsid="00147b01" officeooo:paragraph-rsid="00147b01"/>
    </style:style>
    <style:style style:name="P7" style:family="paragraph" style:parent-style-name="Standard">
      <style:text-properties officeooo:rsid="00147b01" officeooo:paragraph-rsid="00164ca5"/>
    </style:style>
    <style:style style:name="P8" style:family="paragraph" style:parent-style-name="Standard">
      <style:text-properties officeooo:rsid="00164ca5" officeooo:paragraph-rsid="00164ca5"/>
    </style:style>
    <style:style style:name="P9" style:family="paragraph" style:parent-style-name="Standard">
      <style:text-properties officeooo:paragraph-rsid="00164ca5"/>
    </style:style>
    <style:style style:name="P10" style:family="paragraph" style:parent-style-name="Standard">
      <style:text-properties officeooo:rsid="0016898c" officeooo:paragraph-rsid="0016898c"/>
    </style:style>
    <style:style style:name="T1" style:family="text">
      <style:text-properties officeooo:rsid="00147b01"/>
    </style:style>
    <style:style style:name="T2" style:family="text">
      <style:text-properties officeooo:rsid="00164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CUESTIONARIO:CONFECCIÓN DE INTERFACES</text:p>
          </table:table-cell>
        </table:table-row>
      </table:table>
      <text:p text:style-name="Standard"/>
      <text:p text:style-name="Standard"/>
      <text:p text:style-name="Standard">1.¿Se pueden ejecutar las librerías por si solas?</text:p>
      <text:p text:style-name="Standard"/>
      <text:p text:style-name="P1">No, porque carecen de una actividad principal. Las librerías son utilizadas por los programas para realizar una tarea.</text:p>
      <text:p text:style-name="P2"/>
      <text:p text:style-name="Standard">2.Cuantos tipos de librerías existen. Describe cuales son sus características.</text:p>
      <text:p text:style-name="P1">Librerías estáticas</text:p>
      <text:p text:style-name="P1"><text:tab/>Se enlaza en tiempo de compilación</text:p>
      <text:p text:style-name="P1"><text:tab/>Hace que el programa no dependa de ninguna biblioteca</text:p>
      <text:p text:style-name="P1"><text:tab/>Los programas son más pesados y menos flexibles a la hora de modificar su código</text:p>
      <text:p text:style-name="P1">Librerías dinámicas</text:p>
      <text:p text:style-name="P1"><text:tab/>Hace que el programa sea más liviano</text:p>
      <text:p text:style-name="P1"><text:tab/>Se evita la duplicación de código</text:p>
      <text:p text:style-name="P1"><text:tab/>El programa depende de una serie de bibliotecas almacenadas de forma aislada</text:p>
      <text:p text:style-name="P1"><text:tab/></text:p>
      <text:p text:style-name="Standard"/>
      <text:p text:style-name="Standard">3.Dentro del lenguaje de programación JAVA cuales son las librerías más importantes. Desarrolla la respuesta.</text:p>
      <text:p text:style-name="P1">Lang.- <text:span text:style-name="T1">Contiene las clases fundamentales del lenguaje de programación</text:span></text:p>
      <text:p text:style-name="P1">Util.- <text:span text:style-name="T1">Contiene las clases relacionadas con colecciones</text:span> </text:p>
      <text:p text:style-name="P1">IO.- Librerias de entrada y salida (Input/Output)</text:p>
      <text:p text:style-name="P1">SQL.- Para realizar consultas a bases de datos</text:p>
      <text:p text:style-name="P1">Net.- Se utiliza para enviar información encapsulada a través de internet.</text:p>
      <text:p text:style-name="P1"><text:span text:style-name="T1">Awt</text:span>.- Para desarollar interfaces</text:p>
      <text:p text:style-name="P1">JDOM.- Desarrollar o tratar archivos de texto, XML, etc.</text:p>
      <text:p text:style-name="P1">Math.- Librerías con funciones matemáticas</text:p>
      <text:p text:style-name="P2"/>
      <text:p text:style-name="Standard">4.Describe dos o tres IDEs de desarrollo de interfaces.</text:p>
      <text:p text:style-name="P3">Dreamweaver</text:p>
      <text:p text:style-name="P8">NetBeans</text:p>
      <text:p text:style-name="P8">Eclipse</text:p>
      <text:p text:style-name="P9"><text:span text:style-name="T2">Visual Studio</text:span></text:p>
      <text:p text:style-name="P9"/>
      <text:p text:style-name="Standard">5.Enumera las diferentes opciones de conexiones a datos desde interfaces.</text:p>
      <text:p text:style-name="P8">Interna</text:p>
      <text:p text:style-name="P8">Externa</text:p>
      <text:p text:style-name="Standard"/>
      <text:p text:style-name="Standard">6.En base a la dirección del flujo de datos, enumera las diferentes variantes que hay.</text:p>
      <text:p text:style-name="P7">OneWay</text:p>
      <text:p text:style-name="P7">TwoWay</text:p>
      <text:p text:style-name="P8">OneWayToSource</text:p>
      <text:p text:style-name="P9"><text:span text:style-name="T2">OneTime</text:span></text:p>
      <text:p text:style-name="P9"/>
      <text:p text:style-name="Standard">7.Cual es la diferencia primordial entre un programa tradicional y uno editado en una GUI en la ejecución de la misma.</text:p>
      <text:p text:style-name="Standard"/>
      <text:p text:style-name="P10">En una GUI el desarrollo es más amigable con menos limitaciones a la hora de programar ya que se puede reutilizar el código y usar bibliotecas.</text:p>
      <text:p text:style-name="Standard"/>
      <text:p text:style-name="Standard"><text:soft-page-break/></text:p>
      <text:p text:style-name="Standard"/>
      <text:p text:style-name="Standard">8.Describe los diferentes “Cuadros de dialogo” que puede haber en una interfaz.</text:p>
      <text:p text:style-name="Standard"/>
      <text:p text:style-name="Standard"/>
      <text:p text:style-name="P3">Modal window</text:p>
      <text:p text:style-name="P3"><text:tab/>Depende de que se complete o cancele la función a la que se llama en ese momento sin poder interactuar con otra interfaz hasta que haya realizado o cancelado la tarea que se le ha asignado.</text:p>
      <text:p text:style-name="P3"/>
      <text:p text:style-name="P3">No Modal window</text:p>
      <text:p text:style-name="P3"><text:tab/>Se puede interactuar con otra interfaz simultáneamente ya que ambas interfaces realizan tareas independientes una de la otra</text:p>
      <text:p text:style-name="Standard"/>
      <text:p text:style-name="Standard">9. ¿Como se denomina de otra manera a los objetos de una clase?</text:p>
      <text:p text:style-name="P10">Insta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SimSun" style:font-family-asian="SimSu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25:06.932000000</meta:creation-date>
    <dc:date>2019-09-17T14:19:25.935013529</dc:date>
    <meta:editing-cycles>10</meta:editing-cycles>
    <meta:editing-duration>PT36M31S</meta:editing-duration>
    <meta:generator>LibreOffice/6.0.7.3$Linux_X86_64 LibreOffice_project/00m0$Build-3</meta:generator>
    <meta:document-statistic meta:table-count="1" meta:image-count="0" meta:object-count="0" meta:page-count="2" meta:paragraph-count="44" meta:word-count="350" meta:character-count="2226" meta:non-whitespace-character-count="1909"/>
  </office:meta>
</office:document-meta>
</file>